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035in"/>
    </style:style>
    <style:style style:name="co3" style:family="table-column">
      <style:table-column-properties fo:break-before="auto" style:column-width="1.4528in"/>
    </style:style>
    <style:style style:name="co4" style:family="table-column">
      <style:table-column-properties fo:break-before="auto" style:column-width="1.3453in"/>
    </style:style>
    <style:style style:name="co5" style:family="table-column">
      <style:table-column-properties fo:break-before="auto" style:column-width="1.5173in"/>
    </style:style>
    <style:style style:name="co6" style:family="table-column">
      <style:table-column-properties fo:break-before="auto" style:column-width="1.5925in"/>
    </style:style>
    <style:style style:name="co7" style:family="table-column">
      <style:table-column-properties fo:break-before="auto" style:column-width="1.3126in"/>
    </style:style>
    <style:style style:name="co8" style:family="table-column">
      <style:table-column-properties fo:break-before="auto" style:column-width="1.3236in"/>
    </style:style>
    <style:style style:name="co9" style:family="table-column">
      <style:table-column-properties fo:break-before="auto" style:column-width="1.6138in"/>
    </style:style>
    <style:style style:name="co10" style:family="table-column">
      <style:table-column-properties fo:break-before="auto" style:column-width="2.0874in"/>
    </style:style>
    <style:style style:name="co11" style:family="table-column">
      <style:table-column-properties fo:break-before="auto" style:column-width="1.3882in"/>
    </style:style>
    <style:style style:name="co12" style:family="table-column">
      <style:table-column-properties fo:break-before="auto" style:column-width="1.011in"/>
    </style:style>
    <style:style style:name="co13" style:family="table-column">
      <style:table-column-properties fo:break-before="auto" style:column-width="2.6043in"/>
    </style:style>
    <style:style style:name="co14" style:family="table-column">
      <style:table-column-properties fo:break-before="auto" style:column-width="1.302in"/>
    </style:style>
    <style:style style:name="co15" style:family="table-column">
      <style:table-column-properties fo:break-before="auto" style:column-width="1.6783in"/>
    </style:style>
    <style:style style:name="co16" style:family="table-column">
      <style:table-column-properties fo:break-before="auto" style:column-width="1.1189in"/>
    </style:style>
    <style:style style:name="co17" style:family="table-column">
      <style:table-column-properties fo:break-before="auto" style:column-width="1.9264in"/>
    </style:style>
    <style:style style:name="co18" style:family="table-column">
      <style:table-column-properties fo:break-before="auto" style:column-width="2.4752in"/>
    </style:style>
    <style:style style:name="co19" style:family="table-column">
      <style:table-column-properties fo:break-before="auto" style:column-width="1.9154in"/>
    </style:style>
    <style:style style:name="co20" style:family="table-column">
      <style:table-column-properties fo:break-before="auto" style:column-width="1.948in"/>
    </style:style>
    <style:style style:name="co21" style:family="table-column">
      <style:table-column-properties fo:break-before="auto" style:column-width="1.8618in"/>
    </style:style>
    <style:style style:name="co22" style:family="table-column">
      <style:table-column-properties fo:break-before="auto" style:column-width="1.0008in"/>
    </style:style>
    <style:style style:name="co23" style:family="table-column">
      <style:table-column-properties fo:break-before="auto" style:column-width="1.0972in"/>
    </style:style>
    <style:style style:name="co24" style:family="table-column">
      <style:table-column-properties fo:break-before="auto" style:column-width="1.0327in"/>
    </style:style>
    <style:style style:name="co25" style:family="table-column">
      <style:table-column-properties fo:break-before="auto" style:column-width="1.5709in"/>
    </style:style>
    <style:style style:name="co26" style:family="table-column">
      <style:table-column-properties fo:break-before="auto" style:column-width="1.6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>
            <text:p>timestamp</text:p>
          </table:table-cell>
          <table:table-cell office:value-type="string">
            <text:p>adc_vb_f</text:p>
          </table:table-cell>
          <table:table-cell office:value-type="string">
            <text:p>adc_va_f</text:p>
          </table:table-cell>
          <table:table-cell office:value-type="string">
            <text:p>adc_vl_f</text:p>
          </table:table-cell>
          <table:table-cell office:value-type="string">
            <text:p>adc_ic_f</text:p>
          </table:table-cell>
          <table:table-cell office:value-type="string">
            <text:p>adc_il_f</text:p>
          </table:table-cell>
          <table:table-cell office:value-type="string">
            <text:p>T_hs</text:p>
          </table:table-cell>
          <table:table-cell office:value-type="string">
            <text:p>T_batt</text:p>
          </table:table-cell>
          <table:table-cell office:value-type="string">
            <text:p>T_amb</text:p>
          </table:table-cell>
          <table:table-cell office:value-type="string">
            <text:p>T_rts</text:p>
          </table:table-cell>
          <table:table-cell office:value-type="string">
            <text:p>charge_state</text:p>
          </table:table-cell>
          <table:table-cell office:value-type="string">
            <text:p>array_fault</text:p>
          </table:table-cell>
          <table:table-cell office:value-type="string">
            <text:p>Vb_f</text:p>
          </table:table-cell>
          <table:table-cell office:value-type="string">
            <text:p>Vb_ref</text:p>
          </table:table-cell>
          <table:table-cell office:value-type="string">
            <text:p>Ahc_r</text:p>
          </table:table-cell>
          <table:table-cell office:value-type="string">
            <text:p>Ahc_t</text:p>
          </table:table-cell>
          <table:table-cell office:value-type="string">
            <text:p>kWhc</text:p>
          </table:table-cell>
          <table:table-cell office:value-type="string">
            <text:p>load_state</text:p>
          </table:table-cell>
          <table:table-cell office:value-type="string">
            <text:p>load_fault</text:p>
          </table:table-cell>
          <table:table-cell office:value-type="string">
            <text:p>V_lvd</text:p>
          </table:table-cell>
          <table:table-cell office:value-type="string">
            <text:p>Ahl_r</text:p>
          </table:table-cell>
          <table:table-cell office:value-type="string">
            <text:p>Ahl_t</text:p>
          </table:table-cell>
          <table:table-cell office:value-type="string">
            <text:p>hourmeter</text:p>
          </table:table-cell>
          <table:table-cell office:value-type="string">
            <text:p>Self-diagnostic alarms</text:p>
          </table:table-cell>
          <table:table-cell office:value-type="string">
            <text:p>dip switch 1</text:p>
          </table:table-cell>
          <table:table-cell office:value-type="string">
            <text:p>dip switch 2</text:p>
          </table:table-cell>
          <table:table-cell office:value-type="string">
            <text:p>dip switch 3</text:p>
          </table:table-cell>
          <table:table-cell office:value-type="string">
            <text:p>dip switch 4</text:p>
          </table:table-cell>
          <table:table-cell office:value-type="string">
            <text:p>led_state</text:p>
          </table:table-cell>
          <table:table-cell office:value-type="string">
            <text:p>Power_out</text:p>
          </table:table-cell>
          <table:table-cell office:value-type="string">
            <text:p>Sweep_Vmp</text:p>
          </table:table-cell>
          <table:table-cell office:value-type="string">
            <text:p>Sweep_Pmax</text:p>
          </table:table-cell>
          <table:table-cell office:value-type="string">
            <text:p>Sweep_Voc</text:p>
          </table:table-cell>
          <table:table-cell office:value-type="string">
            <text:p>Vb_min_daily</text:p>
          </table:table-cell>
          <table:table-cell office:value-type="string">
            <text:p>Vb_max_daily</text:p>
          </table:table-cell>
          <table:table-cell office:value-type="string">
            <text:p>Ahc_daily</text:p>
          </table:table-cell>
          <table:table-cell office:value-type="string">
            <text:p>Ahl_daily</text:p>
          </table:table-cell>
          <table:table-cell office:value-type="string">
            <text:p>array_fault_daily</text:p>
          </table:table-cell>
          <table:table-cell office:value-type="string">
            <text:p>load_fault_daily</text:p>
          </table:table-cell>
          <table:table-cell office:value-type="string">
            <text:p>alarm_daily</text:p>
          </table:table-cell>
          <table:table-cell office:value-type="string">
            <text:p>vb_min</text:p>
          </table:table-cell>
          <table:table-cell office:value-type="string">
            <text:p>vb_max</text:p>
          </table:table-cell>
        </table:table-row>
        <table:table-row table:style-name="ro1">
          <table:table-cell/>
          <table:table-cell office:value-type="string">
            <text:p>battery voltage filtered</text:p>
          </table:table-cell>
          <table:table-cell office:value-type="string">
            <text:p>Array voltage filtered</text:p>
          </table:table-cell>
          <table:table-cell office:value-type="string">
            <text:p>load current filtered</text:p>
          </table:table-cell>
          <table:table-cell office:value-type="string">
            <text:p>Charging current filtered</text:p>
          </table:table-cell>
          <table:table-cell office:value-type="string">
            <text:p>Load current filtered</text:p>
          </table:table-cell>
          <table:table-cell office:value-type="string">
            <text:p>Heatsink temprature</text:p>
          </table:table-cell>
          <table:table-cell office:value-type="string">
            <text:p>Battery Temp</text:p>
          </table:table-cell>
          <table:table-cell office:value-type="string">
            <text:p>Ambient Temp</text:p>
          </table:table-cell>
          <table:table-cell office:value-type="string">
            <text:p>Probe Temp</text:p>
          </table:table-cell>
          <table:table-cell table:number-columns-repeated="2"/>
          <table:table-cell office:value-type="string">
            <text:p>Battery voltage slow filter</text:p>
          </table:table-cell>
          <table:table-cell office:value-type="string">
            <text:p>battery regular reference voltage</text:p>
          </table:table-cell>
          <table:table-cell office:value-type="string">
            <text:p>Ahc charge resetable</text:p>
          </table:table-cell>
          <table:table-cell office:value-type="string">
            <text:p>Ah charge total</text:p>
          </table:table-cell>
          <table:table-cell office:value-type="string">
            <text:p>Kwh charge</text:p>
          </table:table-cell>
          <table:table-cell table:number-columns-repeated="2"/>
          <table:table-cell office:value-type="string">
            <text:p>load current compensated LVD voltage</text:p>
          </table:table-cell>
          <table:table-cell office:value-type="string">
            <text:p>Ah load resetable</text:p>
          </table:table-cell>
          <table:table-cell office:value-type="string">
            <text:p>Ah load total</text:p>
          </table:table-cell>
          <table:table-cell table:number-columns-repeated="6"/>
          <table:table-cell office:value-type="string">
            <text:p>SOC LED State</text:p>
          </table:table-cell>
          <table:table-cell office:value-type="string">
            <text:p>Charge output power</text:p>
          </table:table-cell>
          <table:table-cell office:value-type="string">
            <text:p>Array Vmp foundduring sweep</text:p>
          </table:table-cell>
          <table:table-cell office:value-type="string">
            <text:p>Array Pmax(output) found duringsweep</text:p>
          </table:table-cell>
          <table:table-cell office:value-type="string">
            <text:p>Array Voc found during sweep</text:p>
          </table:table-cell>
          <table:table-cell office:value-type="string">
            <text:p>battery minimum voltage daily</text:p>
          </table:table-cell>
          <table:table-cell office:value-type="string">
            <text:p>battery max voltage daily</text:p>
          </table:table-cell>
          <table:table-cell office:value-type="string">
            <text:p>Ah charge daily</text:p>
          </table:table-cell>
          <table:table-cell office:value-type="string">
            <text:p>Ah load daily</text:p>
          </table:table-cell>
          <table:table-cell table:number-columns-repeated="3"/>
          <table:table-cell office:value-type="string">
            <text:p>Minimum battery voltage</text:p>
          </table:table-cell>
          <table:table-cell office:value-type="string">
            <text:p>Maximum battery voltage</text:p>
          </table:table-cell>
        </table:table-row>
        <table:table-row table:style-name="ro1">
          <table:table-cell office:value-type="float" office:value="1308520711">
            <text:p>1308520711</text:p>
          </table:table-cell>
          <table:table-cell office:value-type="string">
            <text:p>12.67 V</text:p>
          </table:table-cell>
          <table:table-cell office:value-type="string">
            <text:p>0.00 V</text:p>
          </table:table-cell>
          <table:table-cell office:value-type="string">
            <text:p>12.65 V</text:p>
          </table:table-cell>
          <table:table-cell table:number-columns-repeated="2" office:value-type="string">
            <text:p>0.00 A</text:p>
          </table:table-cell>
          <table:table-cell office:value-type="string">
            <text:p>24 °C</text:p>
          </table:table-cell>
          <table:table-cell table:number-columns-repeated="3" office:value-type="string">
            <text:p>25 °C</text:p>
          </table:table-cell>
          <table:table-cell office:value-type="string">
            <text:p>3 NIGHT</text:p>
          </table:table-cell>
          <table:table-cell office:value-type="string">
            <text:p>No faults</text:p>
          </table:table-cell>
          <table:table-cell office:value-type="string">
            <text:p>12.67 V</text:p>
          </table:table-cell>
          <table:table-cell office:value-type="string">
            <text:p>0.00 V</text:p>
          </table:table-cell>
          <table:table-cell table:number-columns-repeated="2" office:value-type="string">
            <text:p>0.00 Ah</text:p>
          </table:table-cell>
          <table:table-cell office:value-type="string">
            <text:p>0.00 kWh</text:p>
          </table:table-cell>
          <table:table-cell office:value-type="string">
            <text:p>1 LOAD_ON</text:p>
          </table:table-cell>
          <table:table-cell office:value-type="string">
            <text:p>No faults</text:p>
          </table:table-cell>
          <table:table-cell office:value-type="string">
            <text:p>11.50 V</text:p>
          </table:table-cell>
          <table:table-cell table:number-columns-repeated="2" office:value-type="string">
            <text:p>0.00 Ah</text:p>
          </table:table-cell>
          <table:table-cell office:value-type="string">
            <text:p>49 h</text:p>
          </table:table-cell>
          <table:table-cell office:value-type="string">
            <text:p>RTS open:</text:p>
          </table:table-cell>
          <table:table-cell office:value-type="string">
            <text:p>Switch 1 OFF - Battery Type: Sealed or Flooded</text:p>
          </table:table-cell>
          <table:table-cell office:value-type="string">
            <text:p>Switch 2 OFF - LVD = 11.50 V LVR = 12.60 V</text:p>
          </table:table-cell>
          <table:table-cell office:value-type="string">
            <text:p>Switch 3 ON - Auto-Equalize On</text:p>
          </table:table-cell>
          <table:table-cell office:value-type="string">
            <text:p>Switch 4 ON - MODBUS Protocol</text:p>
          </table:table-cell>
          <table:table-cell office:value-type="string">
            <text:p>8 YELLOW_LED</text:p>
          </table:table-cell>
          <table:table-cell office:value-type="string">
            <text:p>0.00 W</text:p>
          </table:table-cell>
          <table:table-cell office:value-type="string">
            <text:p>0.00 V</text:p>
          </table:table-cell>
          <table:table-cell office:value-type="string">
            <text:p>0.00 W</text:p>
          </table:table-cell>
          <table:table-cell office:value-type="string">
            <text:p>0.00 V</text:p>
          </table:table-cell>
          <table:table-cell office:value-type="string">
            <text:p>12.67 V</text:p>
          </table:table-cell>
          <table:table-cell office:value-type="string">
            <text:p>12.68 V</text:p>
          </table:table-cell>
          <table:table-cell table:number-columns-repeated="2" office:value-type="string">
            <text:p>0.00 Ah</text:p>
          </table:table-cell>
          <table:table-cell table:number-columns-repeated="2" office:value-type="string">
            <text:p>No faults</text:p>
          </table:table-cell>
          <table:table-cell office:value-type="string">
            <text:p>RTS open:</text:p>
          </table:table-cell>
          <table:table-cell office:value-type="string">
            <text:p>10.62 V</text:p>
          </table:table-cell>
          <table:table-cell office:value-type="string">
            <text:p>25.29 V</text:p>
          </table:table-cell>
        </table:table-row>
        <table:table-row table:style-name="ro1">
          <table:table-cell office:value-type="float" office:value="1308520716">
            <text:p>1308520716</text:p>
          </table:table-cell>
          <table:table-cell office:value-type="string">
            <text:p>12.67 V</text:p>
          </table:table-cell>
          <table:table-cell office:value-type="string">
            <text:p>0.00 V</text:p>
          </table:table-cell>
          <table:table-cell office:value-type="string">
            <text:p>12.65 V</text:p>
          </table:table-cell>
          <table:table-cell table:number-columns-repeated="2" office:value-type="string">
            <text:p>0.00 A</text:p>
          </table:table-cell>
          <table:table-cell office:value-type="string">
            <text:p>24 °C</text:p>
          </table:table-cell>
          <table:table-cell table:number-columns-repeated="3" office:value-type="string">
            <text:p>25 °C</text:p>
          </table:table-cell>
          <table:table-cell office:value-type="string">
            <text:p>3 NIGHT</text:p>
          </table:table-cell>
          <table:table-cell office:value-type="string">
            <text:p>No faults</text:p>
          </table:table-cell>
          <table:table-cell office:value-type="string">
            <text:p>12.67 V</text:p>
          </table:table-cell>
          <table:table-cell office:value-type="string">
            <text:p>0.00 V</text:p>
          </table:table-cell>
          <table:table-cell table:number-columns-repeated="2" office:value-type="string">
            <text:p>0.00 Ah</text:p>
          </table:table-cell>
          <table:table-cell office:value-type="string">
            <text:p>0.00 kWh</text:p>
          </table:table-cell>
          <table:table-cell office:value-type="string">
            <text:p>1 LOAD_ON</text:p>
          </table:table-cell>
          <table:table-cell office:value-type="string">
            <text:p>No faults</text:p>
          </table:table-cell>
          <table:table-cell office:value-type="string">
            <text:p>11.50 V</text:p>
          </table:table-cell>
          <table:table-cell table:number-columns-repeated="2" office:value-type="string">
            <text:p>0.00 Ah</text:p>
          </table:table-cell>
          <table:table-cell office:value-type="string">
            <text:p>49 h</text:p>
          </table:table-cell>
          <table:table-cell office:value-type="string">
            <text:p>RTS open:</text:p>
          </table:table-cell>
          <table:table-cell office:value-type="string">
            <text:p>Switch 1 OFF - Battery Type: Sealed or Flooded</text:p>
          </table:table-cell>
          <table:table-cell office:value-type="string">
            <text:p>Switch 2 OFF - LVD = 11.50 V LVR = 12.60 V</text:p>
          </table:table-cell>
          <table:table-cell office:value-type="string">
            <text:p>Switch 3 ON - Auto-Equalize On</text:p>
          </table:table-cell>
          <table:table-cell office:value-type="string">
            <text:p>Switch 4 ON - MODBUS Protocol</text:p>
          </table:table-cell>
          <table:table-cell office:value-type="string">
            <text:p>8 YELLOW_LED</text:p>
          </table:table-cell>
          <table:table-cell office:value-type="string">
            <text:p>0.00 W</text:p>
          </table:table-cell>
          <table:table-cell office:value-type="string">
            <text:p>0.00 V</text:p>
          </table:table-cell>
          <table:table-cell office:value-type="string">
            <text:p>0.00 W</text:p>
          </table:table-cell>
          <table:table-cell office:value-type="string">
            <text:p>0.00 V</text:p>
          </table:table-cell>
          <table:table-cell office:value-type="string">
            <text:p>12.67 V</text:p>
          </table:table-cell>
          <table:table-cell office:value-type="string">
            <text:p>12.68 V</text:p>
          </table:table-cell>
          <table:table-cell table:number-columns-repeated="2" office:value-type="string">
            <text:p>0.00 Ah</text:p>
          </table:table-cell>
          <table:table-cell table:number-columns-repeated="2" office:value-type="string">
            <text:p>No faults</text:p>
          </table:table-cell>
          <table:table-cell office:value-type="string">
            <text:p>RTS open:</text:p>
          </table:table-cell>
          <table:table-cell office:value-type="string">
            <text:p>10.62 V</text:p>
          </table:table-cell>
          <table:table-cell office:value-type="string">
            <text:p>25.29 V</text:p>
          </table:table-cell>
        </table:table-row>
        <table:table-row table:style-name="ro1">
          <table:table-cell office:value-type="float" office:value="1308520721">
            <text:p>1308520721</text:p>
          </table:table-cell>
          <table:table-cell office:value-type="string">
            <text:p>12.67 V</text:p>
          </table:table-cell>
          <table:table-cell office:value-type="string">
            <text:p>0.00 V</text:p>
          </table:table-cell>
          <table:table-cell office:value-type="string">
            <text:p>12.65 V</text:p>
          </table:table-cell>
          <table:table-cell table:number-columns-repeated="2" office:value-type="string">
            <text:p>0.00 A</text:p>
          </table:table-cell>
          <table:table-cell office:value-type="string">
            <text:p>24 °C</text:p>
          </table:table-cell>
          <table:table-cell table:number-columns-repeated="3" office:value-type="string">
            <text:p>25 °C</text:p>
          </table:table-cell>
          <table:table-cell office:value-type="string">
            <text:p>3 NIGHT</text:p>
          </table:table-cell>
          <table:table-cell office:value-type="string">
            <text:p>No faults</text:p>
          </table:table-cell>
          <table:table-cell office:value-type="string">
            <text:p>12.67 V</text:p>
          </table:table-cell>
          <table:table-cell office:value-type="string">
            <text:p>0.00 V</text:p>
          </table:table-cell>
          <table:table-cell table:number-columns-repeated="2" office:value-type="string">
            <text:p>0.00 Ah</text:p>
          </table:table-cell>
          <table:table-cell office:value-type="string">
            <text:p>0.00 kWh</text:p>
          </table:table-cell>
          <table:table-cell office:value-type="string">
            <text:p>1 LOAD_ON</text:p>
          </table:table-cell>
          <table:table-cell office:value-type="string">
            <text:p>No faults</text:p>
          </table:table-cell>
          <table:table-cell office:value-type="string">
            <text:p>11.50 V</text:p>
          </table:table-cell>
          <table:table-cell table:number-columns-repeated="2" office:value-type="string">
            <text:p>0.00 Ah</text:p>
          </table:table-cell>
          <table:table-cell office:value-type="string">
            <text:p>49 h</text:p>
          </table:table-cell>
          <table:table-cell office:value-type="string">
            <text:p>RTS open:</text:p>
          </table:table-cell>
          <table:table-cell office:value-type="string">
            <text:p>Switch 1 OFF - Battery Type: Sealed or Flooded</text:p>
          </table:table-cell>
          <table:table-cell office:value-type="string">
            <text:p>Switch 2 OFF - LVD = 11.50 V LVR = 12.60 V</text:p>
          </table:table-cell>
          <table:table-cell office:value-type="string">
            <text:p>Switch 3 ON - Auto-Equalize On</text:p>
          </table:table-cell>
          <table:table-cell office:value-type="string">
            <text:p>Switch 4 ON - MODBUS Protocol</text:p>
          </table:table-cell>
          <table:table-cell office:value-type="string">
            <text:p>8 YELLOW_LED</text:p>
          </table:table-cell>
          <table:table-cell office:value-type="string">
            <text:p>0.00 W</text:p>
          </table:table-cell>
          <table:table-cell office:value-type="string">
            <text:p>0.00 V</text:p>
          </table:table-cell>
          <table:table-cell office:value-type="string">
            <text:p>0.00 W</text:p>
          </table:table-cell>
          <table:table-cell office:value-type="string">
            <text:p>0.00 V</text:p>
          </table:table-cell>
          <table:table-cell office:value-type="string">
            <text:p>12.67 V</text:p>
          </table:table-cell>
          <table:table-cell office:value-type="string">
            <text:p>12.68 V</text:p>
          </table:table-cell>
          <table:table-cell table:number-columns-repeated="2" office:value-type="string">
            <text:p>0.00 Ah</text:p>
          </table:table-cell>
          <table:table-cell table:number-columns-repeated="2" office:value-type="string">
            <text:p>No faults</text:p>
          </table:table-cell>
          <table:table-cell office:value-type="string">
            <text:p>RTS open:</text:p>
          </table:table-cell>
          <table:table-cell office:value-type="string">
            <text:p>10.62 V</text:p>
          </table:table-cell>
          <table:table-cell office:value-type="string">
            <text:p>25.29 V</text:p>
          </table:table-cell>
        </table:table-row>
        <table:table-row table:style-name="ro1">
          <table:table-cell office:value-type="float" office:value="1308520726">
            <text:p>1308520726</text:p>
          </table:table-cell>
          <table:table-cell office:value-type="string">
            <text:p>12.67 V</text:p>
          </table:table-cell>
          <table:table-cell office:value-type="string">
            <text:p>0.00 V</text:p>
          </table:table-cell>
          <table:table-cell office:value-type="string">
            <text:p>12.65 V</text:p>
          </table:table-cell>
          <table:table-cell table:number-columns-repeated="2" office:value-type="string">
            <text:p>0.00 A</text:p>
          </table:table-cell>
          <table:table-cell office:value-type="string">
            <text:p>24 °C</text:p>
          </table:table-cell>
          <table:table-cell table:number-columns-repeated="3" office:value-type="string">
            <text:p>25 °C</text:p>
          </table:table-cell>
          <table:table-cell office:value-type="string">
            <text:p>3 NIGHT</text:p>
          </table:table-cell>
          <table:table-cell office:value-type="string">
            <text:p>No faults</text:p>
          </table:table-cell>
          <table:table-cell office:value-type="string">
            <text:p>12.67 V</text:p>
          </table:table-cell>
          <table:table-cell office:value-type="string">
            <text:p>0.00 V</text:p>
          </table:table-cell>
          <table:table-cell table:number-columns-repeated="2" office:value-type="string">
            <text:p>0.00 Ah</text:p>
          </table:table-cell>
          <table:table-cell office:value-type="string">
            <text:p>0.00 kWh</text:p>
          </table:table-cell>
          <table:table-cell office:value-type="string">
            <text:p>1 LOAD_ON</text:p>
          </table:table-cell>
          <table:table-cell office:value-type="string">
            <text:p>No faults</text:p>
          </table:table-cell>
          <table:table-cell office:value-type="string">
            <text:p>11.50 V</text:p>
          </table:table-cell>
          <table:table-cell table:number-columns-repeated="2" office:value-type="string">
            <text:p>0.00 Ah</text:p>
          </table:table-cell>
          <table:table-cell office:value-type="string">
            <text:p>49 h</text:p>
          </table:table-cell>
          <table:table-cell office:value-type="string">
            <text:p>RTS open:</text:p>
          </table:table-cell>
          <table:table-cell office:value-type="string">
            <text:p>Switch 1 OFF - Battery Type: Sealed or Flooded</text:p>
          </table:table-cell>
          <table:table-cell office:value-type="string">
            <text:p>Switch 2 OFF - LVD = 11.50 V LVR = 12.60 V</text:p>
          </table:table-cell>
          <table:table-cell office:value-type="string">
            <text:p>Switch 3 ON - Auto-Equalize On</text:p>
          </table:table-cell>
          <table:table-cell office:value-type="string">
            <text:p>Switch 4 ON - MODBUS Protocol</text:p>
          </table:table-cell>
          <table:table-cell office:value-type="string">
            <text:p>8 YELLOW_LED</text:p>
          </table:table-cell>
          <table:table-cell office:value-type="string">
            <text:p>0.00 W</text:p>
          </table:table-cell>
          <table:table-cell office:value-type="string">
            <text:p>0.00 V</text:p>
          </table:table-cell>
          <table:table-cell office:value-type="string">
            <text:p>0.00 W</text:p>
          </table:table-cell>
          <table:table-cell office:value-type="string">
            <text:p>0.00 V</text:p>
          </table:table-cell>
          <table:table-cell office:value-type="string">
            <text:p>12.67 V</text:p>
          </table:table-cell>
          <table:table-cell office:value-type="string">
            <text:p>12.68 V</text:p>
          </table:table-cell>
          <table:table-cell table:number-columns-repeated="2" office:value-type="string">
            <text:p>0.00 Ah</text:p>
          </table:table-cell>
          <table:table-cell table:number-columns-repeated="2" office:value-type="string">
            <text:p>No faults</text:p>
          </table:table-cell>
          <table:table-cell office:value-type="string">
            <text:p>RTS open:</text:p>
          </table:table-cell>
          <table:table-cell office:value-type="string">
            <text:p>10.62 V</text:p>
          </table:table-cell>
          <table:table-cell office:value-type="string">
            <text:p>25.29 V</text:p>
          </table:table-cell>
        </table:table-row>
        <table:table-row table:style-name="ro1">
          <table:table-cell office:value-type="float" office:value="1308520732">
            <text:p>1308520732</text:p>
          </table:table-cell>
          <table:table-cell office:value-type="string">
            <text:p>12.67 V</text:p>
          </table:table-cell>
          <table:table-cell office:value-type="string">
            <text:p>0.00 V</text:p>
          </table:table-cell>
          <table:table-cell office:value-type="string">
            <text:p>12.65 V</text:p>
          </table:table-cell>
          <table:table-cell table:number-columns-repeated="2" office:value-type="string">
            <text:p>0.00 A</text:p>
          </table:table-cell>
          <table:table-cell office:value-type="string">
            <text:p>24 °C</text:p>
          </table:table-cell>
          <table:table-cell table:number-columns-repeated="3" office:value-type="string">
            <text:p>25 °C</text:p>
          </table:table-cell>
          <table:table-cell office:value-type="string">
            <text:p>3 NIGHT</text:p>
          </table:table-cell>
          <table:table-cell office:value-type="string">
            <text:p>No faults</text:p>
          </table:table-cell>
          <table:table-cell office:value-type="string">
            <text:p>12.67 V</text:p>
          </table:table-cell>
          <table:table-cell office:value-type="string">
            <text:p>0.00 V</text:p>
          </table:table-cell>
          <table:table-cell table:number-columns-repeated="2" office:value-type="string">
            <text:p>0.00 Ah</text:p>
          </table:table-cell>
          <table:table-cell office:value-type="string">
            <text:p>0.00 kWh</text:p>
          </table:table-cell>
          <table:table-cell office:value-type="string">
            <text:p>1 LOAD_ON</text:p>
          </table:table-cell>
          <table:table-cell office:value-type="string">
            <text:p>No faults</text:p>
          </table:table-cell>
          <table:table-cell office:value-type="string">
            <text:p>11.50 V</text:p>
          </table:table-cell>
          <table:table-cell table:number-columns-repeated="2" office:value-type="string">
            <text:p>0.00 Ah</text:p>
          </table:table-cell>
          <table:table-cell office:value-type="string">
            <text:p>49 h</text:p>
          </table:table-cell>
          <table:table-cell office:value-type="string">
            <text:p>RTS open:</text:p>
          </table:table-cell>
          <table:table-cell office:value-type="string">
            <text:p>Switch 1 OFF - Battery Type: Sealed or Flooded</text:p>
          </table:table-cell>
          <table:table-cell office:value-type="string">
            <text:p>Switch 2 OFF - LVD = 11.50 V LVR = 12.60 V</text:p>
          </table:table-cell>
          <table:table-cell office:value-type="string">
            <text:p>Switch 3 ON - Auto-Equalize On</text:p>
          </table:table-cell>
          <table:table-cell office:value-type="string">
            <text:p>Switch 4 ON - MODBUS Protocol</text:p>
          </table:table-cell>
          <table:table-cell office:value-type="string">
            <text:p>8 YELLOW_LED</text:p>
          </table:table-cell>
          <table:table-cell office:value-type="string">
            <text:p>0.00 W</text:p>
          </table:table-cell>
          <table:table-cell office:value-type="string">
            <text:p>0.00 V</text:p>
          </table:table-cell>
          <table:table-cell office:value-type="string">
            <text:p>0.00 W</text:p>
          </table:table-cell>
          <table:table-cell office:value-type="string">
            <text:p>0.00 V</text:p>
          </table:table-cell>
          <table:table-cell office:value-type="string">
            <text:p>12.67 V</text:p>
          </table:table-cell>
          <table:table-cell office:value-type="string">
            <text:p>12.68 V</text:p>
          </table:table-cell>
          <table:table-cell table:number-columns-repeated="2" office:value-type="string">
            <text:p>0.00 Ah</text:p>
          </table:table-cell>
          <table:table-cell table:number-columns-repeated="2" office:value-type="string">
            <text:p>No faults</text:p>
          </table:table-cell>
          <table:table-cell office:value-type="string">
            <text:p>RTS open:</text:p>
          </table:table-cell>
          <table:table-cell office:value-type="string">
            <text:p>10.62 V</text:p>
          </table:table-cell>
          <table:table-cell office:value-type="string">
            <text:p>25.29 V</text:p>
          </table:table-cell>
        </table:table-row>
        <table:table-row table:style-name="ro1">
          <table:table-cell office:value-type="float" office:value="1308520737">
            <text:p>1308520737</text:p>
          </table:table-cell>
          <table:table-cell office:value-type="string">
            <text:p>12.67 V</text:p>
          </table:table-cell>
          <table:table-cell office:value-type="string">
            <text:p>0.00 V</text:p>
          </table:table-cell>
          <table:table-cell office:value-type="string">
            <text:p>12.65 V</text:p>
          </table:table-cell>
          <table:table-cell table:number-columns-repeated="2" office:value-type="string">
            <text:p>0.00 A</text:p>
          </table:table-cell>
          <table:table-cell office:value-type="string">
            <text:p>24 °C</text:p>
          </table:table-cell>
          <table:table-cell table:number-columns-repeated="3" office:value-type="string">
            <text:p>25 °C</text:p>
          </table:table-cell>
          <table:table-cell office:value-type="string">
            <text:p>3 NIGHT</text:p>
          </table:table-cell>
          <table:table-cell office:value-type="string">
            <text:p>No faults</text:p>
          </table:table-cell>
          <table:table-cell office:value-type="string">
            <text:p>12.67 V</text:p>
          </table:table-cell>
          <table:table-cell office:value-type="string">
            <text:p>0.00 V</text:p>
          </table:table-cell>
          <table:table-cell table:number-columns-repeated="2" office:value-type="string">
            <text:p>0.00 Ah</text:p>
          </table:table-cell>
          <table:table-cell office:value-type="string">
            <text:p>0.00 kWh</text:p>
          </table:table-cell>
          <table:table-cell office:value-type="string">
            <text:p>1 LOAD_ON</text:p>
          </table:table-cell>
          <table:table-cell office:value-type="string">
            <text:p>No faults</text:p>
          </table:table-cell>
          <table:table-cell office:value-type="string">
            <text:p>11.50 V</text:p>
          </table:table-cell>
          <table:table-cell table:number-columns-repeated="2" office:value-type="string">
            <text:p>0.00 Ah</text:p>
          </table:table-cell>
          <table:table-cell office:value-type="string">
            <text:p>49 h</text:p>
          </table:table-cell>
          <table:table-cell office:value-type="string">
            <text:p>RTS open:</text:p>
          </table:table-cell>
          <table:table-cell office:value-type="string">
            <text:p>Switch 1 OFF - Battery Type: Sealed or Flooded</text:p>
          </table:table-cell>
          <table:table-cell office:value-type="string">
            <text:p>Switch 2 OFF - LVD = 11.50 V LVR = 12.60 V</text:p>
          </table:table-cell>
          <table:table-cell office:value-type="string">
            <text:p>Switch 3 ON - Auto-Equalize On</text:p>
          </table:table-cell>
          <table:table-cell office:value-type="string">
            <text:p>Switch 4 ON - MODBUS Protocol</text:p>
          </table:table-cell>
          <table:table-cell office:value-type="string">
            <text:p>8 YELLOW_LED</text:p>
          </table:table-cell>
          <table:table-cell office:value-type="string">
            <text:p>0.00 W</text:p>
          </table:table-cell>
          <table:table-cell office:value-type="string">
            <text:p>0.00 V</text:p>
          </table:table-cell>
          <table:table-cell office:value-type="string">
            <text:p>0.00 W</text:p>
          </table:table-cell>
          <table:table-cell office:value-type="string">
            <text:p>0.00 V</text:p>
          </table:table-cell>
          <table:table-cell office:value-type="string">
            <text:p>12.67 V</text:p>
          </table:table-cell>
          <table:table-cell office:value-type="string">
            <text:p>12.68 V</text:p>
          </table:table-cell>
          <table:table-cell table:number-columns-repeated="2" office:value-type="string">
            <text:p>0.00 Ah</text:p>
          </table:table-cell>
          <table:table-cell table:number-columns-repeated="2" office:value-type="string">
            <text:p>No faults</text:p>
          </table:table-cell>
          <table:table-cell office:value-type="string">
            <text:p>RTS open:</text:p>
          </table:table-cell>
          <table:table-cell office:value-type="string">
            <text:p>10.62 V</text:p>
          </table:table-cell>
          <table:table-cell office:value-type="string">
            <text:p>25.29 V</text:p>
          </table:table-cell>
        </table:table-row>
        <table:table-row table:style-name="ro1">
          <table:table-cell office:value-type="float" office:value="1308520742">
            <text:p>1308520742</text:p>
          </table:table-cell>
          <table:table-cell office:value-type="string">
            <text:p>12.67 V</text:p>
          </table:table-cell>
          <table:table-cell office:value-type="string">
            <text:p>0.00 V</text:p>
          </table:table-cell>
          <table:table-cell office:value-type="string">
            <text:p>12.65 V</text:p>
          </table:table-cell>
          <table:table-cell table:number-columns-repeated="2" office:value-type="string">
            <text:p>0.00 A</text:p>
          </table:table-cell>
          <table:table-cell office:value-type="string">
            <text:p>24 °C</text:p>
          </table:table-cell>
          <table:table-cell table:number-columns-repeated="3" office:value-type="string">
            <text:p>25 °C</text:p>
          </table:table-cell>
          <table:table-cell office:value-type="string">
            <text:p>3 NIGHT</text:p>
          </table:table-cell>
          <table:table-cell office:value-type="string">
            <text:p>No faults</text:p>
          </table:table-cell>
          <table:table-cell office:value-type="string">
            <text:p>12.67 V</text:p>
          </table:table-cell>
          <table:table-cell office:value-type="string">
            <text:p>0.00 V</text:p>
          </table:table-cell>
          <table:table-cell table:number-columns-repeated="2" office:value-type="string">
            <text:p>0.00 Ah</text:p>
          </table:table-cell>
          <table:table-cell office:value-type="string">
            <text:p>0.00 kWh</text:p>
          </table:table-cell>
          <table:table-cell office:value-type="string">
            <text:p>1 LOAD_ON</text:p>
          </table:table-cell>
          <table:table-cell office:value-type="string">
            <text:p>No faults</text:p>
          </table:table-cell>
          <table:table-cell office:value-type="string">
            <text:p>11.50 V</text:p>
          </table:table-cell>
          <table:table-cell table:number-columns-repeated="2" office:value-type="string">
            <text:p>0.00 Ah</text:p>
          </table:table-cell>
          <table:table-cell office:value-type="string">
            <text:p>49 h</text:p>
          </table:table-cell>
          <table:table-cell office:value-type="string">
            <text:p>RTS open:</text:p>
          </table:table-cell>
          <table:table-cell office:value-type="string">
            <text:p>Switch 1 OFF - Battery Type: Sealed or Flooded</text:p>
          </table:table-cell>
          <table:table-cell office:value-type="string">
            <text:p>Switch 2 OFF - LVD = 11.50 V LVR = 12.60 V</text:p>
          </table:table-cell>
          <table:table-cell office:value-type="string">
            <text:p>Switch 3 ON - Auto-Equalize On</text:p>
          </table:table-cell>
          <table:table-cell office:value-type="string">
            <text:p>Switch 4 ON - MODBUS Protocol</text:p>
          </table:table-cell>
          <table:table-cell office:value-type="string">
            <text:p>8 YELLOW_LED</text:p>
          </table:table-cell>
          <table:table-cell office:value-type="string">
            <text:p>0.00 W</text:p>
          </table:table-cell>
          <table:table-cell office:value-type="string">
            <text:p>0.00 V</text:p>
          </table:table-cell>
          <table:table-cell office:value-type="string">
            <text:p>0.00 W</text:p>
          </table:table-cell>
          <table:table-cell office:value-type="string">
            <text:p>0.00 V</text:p>
          </table:table-cell>
          <table:table-cell office:value-type="string">
            <text:p>12.67 V</text:p>
          </table:table-cell>
          <table:table-cell office:value-type="string">
            <text:p>12.68 V</text:p>
          </table:table-cell>
          <table:table-cell table:number-columns-repeated="2" office:value-type="string">
            <text:p>0.00 Ah</text:p>
          </table:table-cell>
          <table:table-cell table:number-columns-repeated="2" office:value-type="string">
            <text:p>No faults</text:p>
          </table:table-cell>
          <table:table-cell office:value-type="string">
            <text:p>RTS open:</text:p>
          </table:table-cell>
          <table:table-cell office:value-type="string">
            <text:p>10.62 V</text:p>
          </table:table-cell>
          <table:table-cell office:value-type="string">
            <text:p>25.29 V</text:p>
          </table:table-cell>
        </table:table-row>
        <table:table-row table:style-name="ro1">
          <table:table-cell office:value-type="float" office:value="1308520747">
            <text:p>1308520747</text:p>
          </table:table-cell>
          <table:table-cell office:value-type="string">
            <text:p>12.67 V</text:p>
          </table:table-cell>
          <table:table-cell office:value-type="string">
            <text:p>0.00 V</text:p>
          </table:table-cell>
          <table:table-cell office:value-type="string">
            <text:p>12.65 V</text:p>
          </table:table-cell>
          <table:table-cell table:number-columns-repeated="2" office:value-type="string">
            <text:p>0.00 A</text:p>
          </table:table-cell>
          <table:table-cell office:value-type="string">
            <text:p>24 °C</text:p>
          </table:table-cell>
          <table:table-cell table:number-columns-repeated="3" office:value-type="string">
            <text:p>25 °C</text:p>
          </table:table-cell>
          <table:table-cell office:value-type="string">
            <text:p>3 NIGHT</text:p>
          </table:table-cell>
          <table:table-cell office:value-type="string">
            <text:p>No faults</text:p>
          </table:table-cell>
          <table:table-cell office:value-type="string">
            <text:p>12.67 V</text:p>
          </table:table-cell>
          <table:table-cell office:value-type="string">
            <text:p>0.00 V</text:p>
          </table:table-cell>
          <table:table-cell table:number-columns-repeated="2" office:value-type="string">
            <text:p>0.00 Ah</text:p>
          </table:table-cell>
          <table:table-cell office:value-type="string">
            <text:p>0.00 kWh</text:p>
          </table:table-cell>
          <table:table-cell office:value-type="string">
            <text:p>1 LOAD_ON</text:p>
          </table:table-cell>
          <table:table-cell office:value-type="string">
            <text:p>No faults</text:p>
          </table:table-cell>
          <table:table-cell office:value-type="string">
            <text:p>11.50 V</text:p>
          </table:table-cell>
          <table:table-cell table:number-columns-repeated="2" office:value-type="string">
            <text:p>0.00 Ah</text:p>
          </table:table-cell>
          <table:table-cell office:value-type="string">
            <text:p>49 h</text:p>
          </table:table-cell>
          <table:table-cell office:value-type="string">
            <text:p>RTS open:</text:p>
          </table:table-cell>
          <table:table-cell office:value-type="string">
            <text:p>Switch 1 OFF - Battery Type: Sealed or Flooded</text:p>
          </table:table-cell>
          <table:table-cell office:value-type="string">
            <text:p>Switch 2 OFF - LVD = 11.50 V LVR = 12.60 V</text:p>
          </table:table-cell>
          <table:table-cell office:value-type="string">
            <text:p>Switch 3 ON - Auto-Equalize On</text:p>
          </table:table-cell>
          <table:table-cell office:value-type="string">
            <text:p>Switch 4 ON - MODBUS Protocol</text:p>
          </table:table-cell>
          <table:table-cell office:value-type="string">
            <text:p>8 YELLOW_LED</text:p>
          </table:table-cell>
          <table:table-cell office:value-type="string">
            <text:p>0.00 W</text:p>
          </table:table-cell>
          <table:table-cell office:value-type="string">
            <text:p>0.00 V</text:p>
          </table:table-cell>
          <table:table-cell office:value-type="string">
            <text:p>0.00 W</text:p>
          </table:table-cell>
          <table:table-cell office:value-type="string">
            <text:p>0.00 V</text:p>
          </table:table-cell>
          <table:table-cell office:value-type="string">
            <text:p>12.67 V</text:p>
          </table:table-cell>
          <table:table-cell office:value-type="string">
            <text:p>12.68 V</text:p>
          </table:table-cell>
          <table:table-cell table:number-columns-repeated="2" office:value-type="string">
            <text:p>0.00 Ah</text:p>
          </table:table-cell>
          <table:table-cell table:number-columns-repeated="2" office:value-type="string">
            <text:p>No faults</text:p>
          </table:table-cell>
          <table:table-cell office:value-type="string">
            <text:p>RTS open:</text:p>
          </table:table-cell>
          <table:table-cell office:value-type="string">
            <text:p>10.62 V</text:p>
          </table:table-cell>
          <table:table-cell office:value-type="string">
            <text:p>25.29 V</text:p>
          </table:table-cell>
        </table:table-row>
        <table:table-row table:style-name="ro1">
          <table:table-cell office:value-type="float" office:value="1308520753">
            <text:p>1308520753</text:p>
          </table:table-cell>
          <table:table-cell office:value-type="string">
            <text:p>12.67 V</text:p>
          </table:table-cell>
          <table:table-cell office:value-type="string">
            <text:p>0.00 V</text:p>
          </table:table-cell>
          <table:table-cell office:value-type="string">
            <text:p>12.65 V</text:p>
          </table:table-cell>
          <table:table-cell table:number-columns-repeated="2" office:value-type="string">
            <text:p>0.00 A</text:p>
          </table:table-cell>
          <table:table-cell office:value-type="string">
            <text:p>24 °C</text:p>
          </table:table-cell>
          <table:table-cell table:number-columns-repeated="3" office:value-type="string">
            <text:p>25 °C</text:p>
          </table:table-cell>
          <table:table-cell office:value-type="string">
            <text:p>3 NIGHT</text:p>
          </table:table-cell>
          <table:table-cell office:value-type="string">
            <text:p>No faults</text:p>
          </table:table-cell>
          <table:table-cell office:value-type="string">
            <text:p>12.67 V</text:p>
          </table:table-cell>
          <table:table-cell office:value-type="string">
            <text:p>0.00 V</text:p>
          </table:table-cell>
          <table:table-cell table:number-columns-repeated="2" office:value-type="string">
            <text:p>0.00 Ah</text:p>
          </table:table-cell>
          <table:table-cell office:value-type="string">
            <text:p>0.00 kWh</text:p>
          </table:table-cell>
          <table:table-cell office:value-type="string">
            <text:p>1 LOAD_ON</text:p>
          </table:table-cell>
          <table:table-cell office:value-type="string">
            <text:p>No faults</text:p>
          </table:table-cell>
          <table:table-cell office:value-type="string">
            <text:p>11.50 V</text:p>
          </table:table-cell>
          <table:table-cell table:number-columns-repeated="2" office:value-type="string">
            <text:p>0.00 Ah</text:p>
          </table:table-cell>
          <table:table-cell office:value-type="string">
            <text:p>49 h</text:p>
          </table:table-cell>
          <table:table-cell office:value-type="string">
            <text:p>RTS open:</text:p>
          </table:table-cell>
          <table:table-cell office:value-type="string">
            <text:p>Switch 1 OFF - Battery Type: Sealed or Flooded</text:p>
          </table:table-cell>
          <table:table-cell office:value-type="string">
            <text:p>Switch 2 OFF - LVD = 11.50 V LVR = 12.60 V</text:p>
          </table:table-cell>
          <table:table-cell office:value-type="string">
            <text:p>Switch 3 ON - Auto-Equalize On</text:p>
          </table:table-cell>
          <table:table-cell office:value-type="string">
            <text:p>Switch 4 ON - MODBUS Protocol</text:p>
          </table:table-cell>
          <table:table-cell office:value-type="string">
            <text:p>8 YELLOW_LED</text:p>
          </table:table-cell>
          <table:table-cell office:value-type="string">
            <text:p>0.00 W</text:p>
          </table:table-cell>
          <table:table-cell office:value-type="string">
            <text:p>0.00 V</text:p>
          </table:table-cell>
          <table:table-cell office:value-type="string">
            <text:p>0.00 W</text:p>
          </table:table-cell>
          <table:table-cell office:value-type="string">
            <text:p>0.00 V</text:p>
          </table:table-cell>
          <table:table-cell office:value-type="string">
            <text:p>12.67 V</text:p>
          </table:table-cell>
          <table:table-cell office:value-type="string">
            <text:p>12.68 V</text:p>
          </table:table-cell>
          <table:table-cell table:number-columns-repeated="2" office:value-type="string">
            <text:p>0.00 Ah</text:p>
          </table:table-cell>
          <table:table-cell table:number-columns-repeated="2" office:value-type="string">
            <text:p>No faults</text:p>
          </table:table-cell>
          <table:table-cell office:value-type="string">
            <text:p>RTS open:</text:p>
          </table:table-cell>
          <table:table-cell office:value-type="string">
            <text:p>10.62 V</text:p>
          </table:table-cell>
          <table:table-cell office:value-type="string">
            <text:p>25.29 V</text:p>
          </table:table-cell>
        </table:table-row>
        <table:table-row table:style-name="ro1">
          <table:table-cell office:value-type="float" office:value="1308520758">
            <text:p>1308520758</text:p>
          </table:table-cell>
          <table:table-cell office:value-type="string">
            <text:p>12.67 V</text:p>
          </table:table-cell>
          <table:table-cell office:value-type="string">
            <text:p>0.00 V</text:p>
          </table:table-cell>
          <table:table-cell office:value-type="string">
            <text:p>12.65 V</text:p>
          </table:table-cell>
          <table:table-cell table:number-columns-repeated="2" office:value-type="string">
            <text:p>0.00 A</text:p>
          </table:table-cell>
          <table:table-cell office:value-type="string">
            <text:p>24 °C</text:p>
          </table:table-cell>
          <table:table-cell table:number-columns-repeated="3" office:value-type="string">
            <text:p>25 °C</text:p>
          </table:table-cell>
          <table:table-cell office:value-type="string">
            <text:p>3 NIGHT</text:p>
          </table:table-cell>
          <table:table-cell office:value-type="string">
            <text:p>No faults</text:p>
          </table:table-cell>
          <table:table-cell office:value-type="string">
            <text:p>12.67 V</text:p>
          </table:table-cell>
          <table:table-cell office:value-type="string">
            <text:p>0.00 V</text:p>
          </table:table-cell>
          <table:table-cell table:number-columns-repeated="2" office:value-type="string">
            <text:p>0.00 Ah</text:p>
          </table:table-cell>
          <table:table-cell office:value-type="string">
            <text:p>0.00 kWh</text:p>
          </table:table-cell>
          <table:table-cell office:value-type="string">
            <text:p>1 LOAD_ON</text:p>
          </table:table-cell>
          <table:table-cell office:value-type="string">
            <text:p>No faults</text:p>
          </table:table-cell>
          <table:table-cell office:value-type="string">
            <text:p>11.50 V</text:p>
          </table:table-cell>
          <table:table-cell table:number-columns-repeated="2" office:value-type="string">
            <text:p>0.00 Ah</text:p>
          </table:table-cell>
          <table:table-cell office:value-type="string">
            <text:p>49 h</text:p>
          </table:table-cell>
          <table:table-cell office:value-type="string">
            <text:p>RTS open:</text:p>
          </table:table-cell>
          <table:table-cell office:value-type="string">
            <text:p>Switch 1 OFF - Battery Type: Sealed or Flooded</text:p>
          </table:table-cell>
          <table:table-cell office:value-type="string">
            <text:p>Switch 2 OFF - LVD = 11.50 V LVR = 12.60 V</text:p>
          </table:table-cell>
          <table:table-cell office:value-type="string">
            <text:p>Switch 3 ON - Auto-Equalize On</text:p>
          </table:table-cell>
          <table:table-cell office:value-type="string">
            <text:p>Switch 4 ON - MODBUS Protocol</text:p>
          </table:table-cell>
          <table:table-cell office:value-type="string">
            <text:p>8 YELLOW_LED</text:p>
          </table:table-cell>
          <table:table-cell office:value-type="string">
            <text:p>0.00 W</text:p>
          </table:table-cell>
          <table:table-cell office:value-type="string">
            <text:p>0.00 V</text:p>
          </table:table-cell>
          <table:table-cell office:value-type="string">
            <text:p>0.00 W</text:p>
          </table:table-cell>
          <table:table-cell office:value-type="string">
            <text:p>0.00 V</text:p>
          </table:table-cell>
          <table:table-cell office:value-type="string">
            <text:p>12.67 V</text:p>
          </table:table-cell>
          <table:table-cell office:value-type="string">
            <text:p>12.68 V</text:p>
          </table:table-cell>
          <table:table-cell table:number-columns-repeated="2" office:value-type="string">
            <text:p>0.00 Ah</text:p>
          </table:table-cell>
          <table:table-cell table:number-columns-repeated="2" office:value-type="string">
            <text:p>No faults</text:p>
          </table:table-cell>
          <table:table-cell office:value-type="string">
            <text:p>RTS open:</text:p>
          </table:table-cell>
          <table:table-cell office:value-type="string">
            <text:p>10.62 V</text:p>
          </table:table-cell>
          <table:table-cell office:value-type="string">
            <text:p>25.29 V</text:p>
          </table:table-cell>
        </table:table-row>
        <table:table-row table:style-name="ro1">
          <table:table-cell office:value-type="float" office:value="1308520763">
            <text:p>1308520763</text:p>
          </table:table-cell>
          <table:table-cell office:value-type="string">
            <text:p>12.67 V</text:p>
          </table:table-cell>
          <table:table-cell office:value-type="string">
            <text:p>0.00 V</text:p>
          </table:table-cell>
          <table:table-cell office:value-type="string">
            <text:p>12.65 V</text:p>
          </table:table-cell>
          <table:table-cell table:number-columns-repeated="2" office:value-type="string">
            <text:p>0.00 A</text:p>
          </table:table-cell>
          <table:table-cell office:value-type="string">
            <text:p>24 °C</text:p>
          </table:table-cell>
          <table:table-cell table:number-columns-repeated="3" office:value-type="string">
            <text:p>25 °C</text:p>
          </table:table-cell>
          <table:table-cell office:value-type="string">
            <text:p>3 NIGHT</text:p>
          </table:table-cell>
          <table:table-cell office:value-type="string">
            <text:p>No faults</text:p>
          </table:table-cell>
          <table:table-cell office:value-type="string">
            <text:p>12.67 V</text:p>
          </table:table-cell>
          <table:table-cell office:value-type="string">
            <text:p>0.00 V</text:p>
          </table:table-cell>
          <table:table-cell table:number-columns-repeated="2" office:value-type="string">
            <text:p>0.00 Ah</text:p>
          </table:table-cell>
          <table:table-cell office:value-type="string">
            <text:p>0.00 kWh</text:p>
          </table:table-cell>
          <table:table-cell office:value-type="string">
            <text:p>1 LOAD_ON</text:p>
          </table:table-cell>
          <table:table-cell office:value-type="string">
            <text:p>No faults</text:p>
          </table:table-cell>
          <table:table-cell office:value-type="string">
            <text:p>11.50 V</text:p>
          </table:table-cell>
          <table:table-cell table:number-columns-repeated="2" office:value-type="string">
            <text:p>0.00 Ah</text:p>
          </table:table-cell>
          <table:table-cell office:value-type="string">
            <text:p>49 h</text:p>
          </table:table-cell>
          <table:table-cell office:value-type="string">
            <text:p>RTS open:</text:p>
          </table:table-cell>
          <table:table-cell office:value-type="string">
            <text:p>Switch 1 OFF - Battery Type: Sealed or Flooded</text:p>
          </table:table-cell>
          <table:table-cell office:value-type="string">
            <text:p>Switch 2 OFF - LVD = 11.50 V LVR = 12.60 V</text:p>
          </table:table-cell>
          <table:table-cell office:value-type="string">
            <text:p>Switch 3 ON - Auto-Equalize On</text:p>
          </table:table-cell>
          <table:table-cell office:value-type="string">
            <text:p>Switch 4 ON - MODBUS Protocol</text:p>
          </table:table-cell>
          <table:table-cell office:value-type="string">
            <text:p>8 YELLOW_LED</text:p>
          </table:table-cell>
          <table:table-cell office:value-type="string">
            <text:p>0.00 W</text:p>
          </table:table-cell>
          <table:table-cell office:value-type="string">
            <text:p>0.00 V</text:p>
          </table:table-cell>
          <table:table-cell office:value-type="string">
            <text:p>0.00 W</text:p>
          </table:table-cell>
          <table:table-cell office:value-type="string">
            <text:p>0.00 V</text:p>
          </table:table-cell>
          <table:table-cell office:value-type="string">
            <text:p>12.67 V</text:p>
          </table:table-cell>
          <table:table-cell office:value-type="string">
            <text:p>12.68 V</text:p>
          </table:table-cell>
          <table:table-cell table:number-columns-repeated="2" office:value-type="string">
            <text:p>0.00 Ah</text:p>
          </table:table-cell>
          <table:table-cell table:number-columns-repeated="2" office:value-type="string">
            <text:p>No faults</text:p>
          </table:table-cell>
          <table:table-cell office:value-type="string">
            <text:p>RTS open:</text:p>
          </table:table-cell>
          <table:table-cell office:value-type="string">
            <text:p>10.62 V</text:p>
          </table:table-cell>
          <table:table-cell office:value-type="string">
            <text:p>25.29 V</text:p>
          </table:table-cell>
        </table:table-row>
        <table:table-row table:style-name="ro1">
          <table:table-cell office:value-type="float" office:value="1308520768">
            <text:p>1308520768</text:p>
          </table:table-cell>
          <table:table-cell office:value-type="string">
            <text:p>12.67 V</text:p>
          </table:table-cell>
          <table:table-cell office:value-type="string">
            <text:p>0.00 V</text:p>
          </table:table-cell>
          <table:table-cell office:value-type="string">
            <text:p>12.65 V</text:p>
          </table:table-cell>
          <table:table-cell table:number-columns-repeated="2" office:value-type="string">
            <text:p>0.00 A</text:p>
          </table:table-cell>
          <table:table-cell office:value-type="string">
            <text:p>24 °C</text:p>
          </table:table-cell>
          <table:table-cell table:number-columns-repeated="3" office:value-type="string">
            <text:p>25 °C</text:p>
          </table:table-cell>
          <table:table-cell office:value-type="string">
            <text:p>3 NIGHT</text:p>
          </table:table-cell>
          <table:table-cell office:value-type="string">
            <text:p>No faults</text:p>
          </table:table-cell>
          <table:table-cell office:value-type="string">
            <text:p>12.67 V</text:p>
          </table:table-cell>
          <table:table-cell office:value-type="string">
            <text:p>0.00 V</text:p>
          </table:table-cell>
          <table:table-cell table:number-columns-repeated="2" office:value-type="string">
            <text:p>0.00 Ah</text:p>
          </table:table-cell>
          <table:table-cell office:value-type="string">
            <text:p>0.00 kWh</text:p>
          </table:table-cell>
          <table:table-cell office:value-type="string">
            <text:p>1 LOAD_ON</text:p>
          </table:table-cell>
          <table:table-cell office:value-type="string">
            <text:p>No faults</text:p>
          </table:table-cell>
          <table:table-cell office:value-type="string">
            <text:p>11.50 V</text:p>
          </table:table-cell>
          <table:table-cell table:number-columns-repeated="2" office:value-type="string">
            <text:p>0.00 Ah</text:p>
          </table:table-cell>
          <table:table-cell office:value-type="string">
            <text:p>49 h</text:p>
          </table:table-cell>
          <table:table-cell office:value-type="string">
            <text:p>RTS open:</text:p>
          </table:table-cell>
          <table:table-cell office:value-type="string">
            <text:p>Switch 1 OFF - Battery Type: Sealed or Flooded</text:p>
          </table:table-cell>
          <table:table-cell office:value-type="string">
            <text:p>Switch 2 OFF - LVD = 11.50 V LVR = 12.60 V</text:p>
          </table:table-cell>
          <table:table-cell office:value-type="string">
            <text:p>Switch 3 ON - Auto-Equalize On</text:p>
          </table:table-cell>
          <table:table-cell office:value-type="string">
            <text:p>Switch 4 ON - MODBUS Protocol</text:p>
          </table:table-cell>
          <table:table-cell office:value-type="string">
            <text:p>8 YELLOW_LED</text:p>
          </table:table-cell>
          <table:table-cell office:value-type="string">
            <text:p>0.00 W</text:p>
          </table:table-cell>
          <table:table-cell office:value-type="string">
            <text:p>0.00 V</text:p>
          </table:table-cell>
          <table:table-cell office:value-type="string">
            <text:p>0.00 W</text:p>
          </table:table-cell>
          <table:table-cell office:value-type="string">
            <text:p>0.00 V</text:p>
          </table:table-cell>
          <table:table-cell office:value-type="string">
            <text:p>12.67 V</text:p>
          </table:table-cell>
          <table:table-cell office:value-type="string">
            <text:p>12.68 V</text:p>
          </table:table-cell>
          <table:table-cell table:number-columns-repeated="2" office:value-type="string">
            <text:p>0.00 Ah</text:p>
          </table:table-cell>
          <table:table-cell table:number-columns-repeated="2" office:value-type="string">
            <text:p>No faults</text:p>
          </table:table-cell>
          <table:table-cell office:value-type="string">
            <text:p>RTS open:</text:p>
          </table:table-cell>
          <table:table-cell office:value-type="string">
            <text:p>10.62 V</text:p>
          </table:table-cell>
          <table:table-cell office:value-type="string">
            <text:p>25.29 V</text:p>
          </table:table-cell>
        </table:table-row>
        <table:table-row table:style-name="ro1">
          <table:table-cell office:value-type="float" office:value="1308520774">
            <text:p>1308520774</text:p>
          </table:table-cell>
          <table:table-cell office:value-type="string">
            <text:p>12.67 V</text:p>
          </table:table-cell>
          <table:table-cell office:value-type="string">
            <text:p>0.00 V</text:p>
          </table:table-cell>
          <table:table-cell office:value-type="string">
            <text:p>12.65 V</text:p>
          </table:table-cell>
          <table:table-cell table:number-columns-repeated="2" office:value-type="string">
            <text:p>0.00 A</text:p>
          </table:table-cell>
          <table:table-cell office:value-type="string">
            <text:p>24 °C</text:p>
          </table:table-cell>
          <table:table-cell table:number-columns-repeated="3" office:value-type="string">
            <text:p>25 °C</text:p>
          </table:table-cell>
          <table:table-cell office:value-type="string">
            <text:p>3 NIGHT</text:p>
          </table:table-cell>
          <table:table-cell office:value-type="string">
            <text:p>No faults</text:p>
          </table:table-cell>
          <table:table-cell office:value-type="string">
            <text:p>12.67 V</text:p>
          </table:table-cell>
          <table:table-cell office:value-type="string">
            <text:p>0.00 V</text:p>
          </table:table-cell>
          <table:table-cell table:number-columns-repeated="2" office:value-type="string">
            <text:p>0.00 Ah</text:p>
          </table:table-cell>
          <table:table-cell office:value-type="string">
            <text:p>0.00 kWh</text:p>
          </table:table-cell>
          <table:table-cell office:value-type="string">
            <text:p>1 LOAD_ON</text:p>
          </table:table-cell>
          <table:table-cell office:value-type="string">
            <text:p>No faults</text:p>
          </table:table-cell>
          <table:table-cell office:value-type="string">
            <text:p>11.50 V</text:p>
          </table:table-cell>
          <table:table-cell table:number-columns-repeated="2" office:value-type="string">
            <text:p>0.00 Ah</text:p>
          </table:table-cell>
          <table:table-cell office:value-type="string">
            <text:p>49 h</text:p>
          </table:table-cell>
          <table:table-cell office:value-type="string">
            <text:p>RTS open:</text:p>
          </table:table-cell>
          <table:table-cell office:value-type="string">
            <text:p>Switch 1 OFF - Battery Type: Sealed or Flooded</text:p>
          </table:table-cell>
          <table:table-cell office:value-type="string">
            <text:p>Switch 2 OFF - LVD = 11.50 V LVR = 12.60 V</text:p>
          </table:table-cell>
          <table:table-cell office:value-type="string">
            <text:p>Switch 3 ON - Auto-Equalize On</text:p>
          </table:table-cell>
          <table:table-cell office:value-type="string">
            <text:p>Switch 4 ON - MODBUS Protocol</text:p>
          </table:table-cell>
          <table:table-cell office:value-type="string">
            <text:p>8 YELLOW_LED</text:p>
          </table:table-cell>
          <table:table-cell office:value-type="string">
            <text:p>0.00 W</text:p>
          </table:table-cell>
          <table:table-cell office:value-type="string">
            <text:p>0.00 V</text:p>
          </table:table-cell>
          <table:table-cell office:value-type="string">
            <text:p>0.00 W</text:p>
          </table:table-cell>
          <table:table-cell office:value-type="string">
            <text:p>0.00 V</text:p>
          </table:table-cell>
          <table:table-cell office:value-type="string">
            <text:p>12.67 V</text:p>
          </table:table-cell>
          <table:table-cell office:value-type="string">
            <text:p>12.68 V</text:p>
          </table:table-cell>
          <table:table-cell table:number-columns-repeated="2" office:value-type="string">
            <text:p>0.00 Ah</text:p>
          </table:table-cell>
          <table:table-cell table:number-columns-repeated="2" office:value-type="string">
            <text:p>No faults</text:p>
          </table:table-cell>
          <table:table-cell office:value-type="string">
            <text:p>RTS open:</text:p>
          </table:table-cell>
          <table:table-cell office:value-type="string">
            <text:p>10.62 V</text:p>
          </table:table-cell>
          <table:table-cell office:value-type="string">
            <text:p>25.29 V</text:p>
          </table:table-cell>
        </table:table-row>
        <table:table-row table:style-name="ro1">
          <table:table-cell office:value-type="float" office:value="1308520779">
            <text:p>1308520779</text:p>
          </table:table-cell>
          <table:table-cell office:value-type="string">
            <text:p>12.67 V</text:p>
          </table:table-cell>
          <table:table-cell office:value-type="string">
            <text:p>0.00 V</text:p>
          </table:table-cell>
          <table:table-cell office:value-type="string">
            <text:p>12.65 V</text:p>
          </table:table-cell>
          <table:table-cell table:number-columns-repeated="2" office:value-type="string">
            <text:p>0.00 A</text:p>
          </table:table-cell>
          <table:table-cell office:value-type="string">
            <text:p>24 °C</text:p>
          </table:table-cell>
          <table:table-cell table:number-columns-repeated="3" office:value-type="string">
            <text:p>25 °C</text:p>
          </table:table-cell>
          <table:table-cell office:value-type="string">
            <text:p>3 NIGHT</text:p>
          </table:table-cell>
          <table:table-cell office:value-type="string">
            <text:p>No faults</text:p>
          </table:table-cell>
          <table:table-cell office:value-type="string">
            <text:p>12.67 V</text:p>
          </table:table-cell>
          <table:table-cell office:value-type="string">
            <text:p>0.00 V</text:p>
          </table:table-cell>
          <table:table-cell table:number-columns-repeated="2" office:value-type="string">
            <text:p>0.00 Ah</text:p>
          </table:table-cell>
          <table:table-cell office:value-type="string">
            <text:p>0.00 kWh</text:p>
          </table:table-cell>
          <table:table-cell office:value-type="string">
            <text:p>1 LOAD_ON</text:p>
          </table:table-cell>
          <table:table-cell office:value-type="string">
            <text:p>No faults</text:p>
          </table:table-cell>
          <table:table-cell office:value-type="string">
            <text:p>11.50 V</text:p>
          </table:table-cell>
          <table:table-cell table:number-columns-repeated="2" office:value-type="string">
            <text:p>0.00 Ah</text:p>
          </table:table-cell>
          <table:table-cell office:value-type="string">
            <text:p>49 h</text:p>
          </table:table-cell>
          <table:table-cell office:value-type="string">
            <text:p>RTS open:</text:p>
          </table:table-cell>
          <table:table-cell office:value-type="string">
            <text:p>Switch 1 OFF - Battery Type: Sealed or Flooded</text:p>
          </table:table-cell>
          <table:table-cell office:value-type="string">
            <text:p>Switch 2 OFF - LVD = 11.50 V LVR = 12.60 V</text:p>
          </table:table-cell>
          <table:table-cell office:value-type="string">
            <text:p>Switch 3 ON - Auto-Equalize On</text:p>
          </table:table-cell>
          <table:table-cell office:value-type="string">
            <text:p>Switch 4 ON - MODBUS Protocol</text:p>
          </table:table-cell>
          <table:table-cell office:value-type="string">
            <text:p>8 YELLOW_LED</text:p>
          </table:table-cell>
          <table:table-cell office:value-type="string">
            <text:p>0.00 W</text:p>
          </table:table-cell>
          <table:table-cell office:value-type="string">
            <text:p>0.00 V</text:p>
          </table:table-cell>
          <table:table-cell office:value-type="string">
            <text:p>0.00 W</text:p>
          </table:table-cell>
          <table:table-cell office:value-type="string">
            <text:p>0.00 V</text:p>
          </table:table-cell>
          <table:table-cell office:value-type="string">
            <text:p>12.67 V</text:p>
          </table:table-cell>
          <table:table-cell office:value-type="string">
            <text:p>12.68 V</text:p>
          </table:table-cell>
          <table:table-cell table:number-columns-repeated="2" office:value-type="string">
            <text:p>0.00 Ah</text:p>
          </table:table-cell>
          <table:table-cell table:number-columns-repeated="2" office:value-type="string">
            <text:p>No faults</text:p>
          </table:table-cell>
          <table:table-cell office:value-type="string">
            <text:p>RTS open:</text:p>
          </table:table-cell>
          <table:table-cell office:value-type="string">
            <text:p>10.62 V</text:p>
          </table:table-cell>
          <table:table-cell office:value-type="string">
            <text:p>25.29 V</text:p>
          </table:table-cell>
        </table:table-row>
        <table:table-row table:style-name="ro1">
          <table:table-cell office:value-type="float" office:value="1308520784">
            <text:p>1308520784</text:p>
          </table:table-cell>
          <table:table-cell office:value-type="string">
            <text:p>12.67 V</text:p>
          </table:table-cell>
          <table:table-cell office:value-type="string">
            <text:p>0.00 V</text:p>
          </table:table-cell>
          <table:table-cell office:value-type="string">
            <text:p>12.65 V</text:p>
          </table:table-cell>
          <table:table-cell table:number-columns-repeated="2" office:value-type="string">
            <text:p>0.00 A</text:p>
          </table:table-cell>
          <table:table-cell office:value-type="string">
            <text:p>24 °C</text:p>
          </table:table-cell>
          <table:table-cell table:number-columns-repeated="3" office:value-type="string">
            <text:p>25 °C</text:p>
          </table:table-cell>
          <table:table-cell office:value-type="string">
            <text:p>3 NIGHT</text:p>
          </table:table-cell>
          <table:table-cell office:value-type="string">
            <text:p>No faults</text:p>
          </table:table-cell>
          <table:table-cell office:value-type="string">
            <text:p>12.67 V</text:p>
          </table:table-cell>
          <table:table-cell office:value-type="string">
            <text:p>0.00 V</text:p>
          </table:table-cell>
          <table:table-cell table:number-columns-repeated="2" office:value-type="string">
            <text:p>0.00 Ah</text:p>
          </table:table-cell>
          <table:table-cell office:value-type="string">
            <text:p>0.00 kWh</text:p>
          </table:table-cell>
          <table:table-cell office:value-type="string">
            <text:p>1 LOAD_ON</text:p>
          </table:table-cell>
          <table:table-cell office:value-type="string">
            <text:p>No faults</text:p>
          </table:table-cell>
          <table:table-cell office:value-type="string">
            <text:p>11.50 V</text:p>
          </table:table-cell>
          <table:table-cell table:number-columns-repeated="2" office:value-type="string">
            <text:p>0.00 Ah</text:p>
          </table:table-cell>
          <table:table-cell office:value-type="string">
            <text:p>49 h</text:p>
          </table:table-cell>
          <table:table-cell office:value-type="string">
            <text:p>RTS open:</text:p>
          </table:table-cell>
          <table:table-cell office:value-type="string">
            <text:p>Switch 1 OFF - Battery Type: Sealed or Flooded</text:p>
          </table:table-cell>
          <table:table-cell office:value-type="string">
            <text:p>Switch 2 OFF - LVD = 11.50 V LVR = 12.60 V</text:p>
          </table:table-cell>
          <table:table-cell office:value-type="string">
            <text:p>Switch 3 ON - Auto-Equalize On</text:p>
          </table:table-cell>
          <table:table-cell office:value-type="string">
            <text:p>Switch 4 ON - MODBUS Protocol</text:p>
          </table:table-cell>
          <table:table-cell office:value-type="string">
            <text:p>8 YELLOW_LED</text:p>
          </table:table-cell>
          <table:table-cell office:value-type="string">
            <text:p>0.00 W</text:p>
          </table:table-cell>
          <table:table-cell office:value-type="string">
            <text:p>0.00 V</text:p>
          </table:table-cell>
          <table:table-cell office:value-type="string">
            <text:p>0.00 W</text:p>
          </table:table-cell>
          <table:table-cell office:value-type="string">
            <text:p>0.00 V</text:p>
          </table:table-cell>
          <table:table-cell office:value-type="string">
            <text:p>12.67 V</text:p>
          </table:table-cell>
          <table:table-cell office:value-type="string">
            <text:p>12.68 V</text:p>
          </table:table-cell>
          <table:table-cell table:number-columns-repeated="2" office:value-type="string">
            <text:p>0.00 Ah</text:p>
          </table:table-cell>
          <table:table-cell table:number-columns-repeated="2" office:value-type="string">
            <text:p>No faults</text:p>
          </table:table-cell>
          <table:table-cell office:value-type="string">
            <text:p>RTS open:</text:p>
          </table:table-cell>
          <table:table-cell office:value-type="string">
            <text:p>10.62 V</text:p>
          </table:table-cell>
          <table:table-cell office:value-type="string">
            <text:p>25.29 V</text:p>
          </table:table-cell>
        </table:table-row>
        <table:table-row table:style-name="ro1">
          <table:table-cell office:value-type="float" office:value="1308520789">
            <text:p>1308520789</text:p>
          </table:table-cell>
          <table:table-cell office:value-type="string">
            <text:p>12.67 V</text:p>
          </table:table-cell>
          <table:table-cell office:value-type="string">
            <text:p>0.00 V</text:p>
          </table:table-cell>
          <table:table-cell office:value-type="string">
            <text:p>12.65 V</text:p>
          </table:table-cell>
          <table:table-cell table:number-columns-repeated="2" office:value-type="string">
            <text:p>0.00 A</text:p>
          </table:table-cell>
          <table:table-cell office:value-type="string">
            <text:p>24 °C</text:p>
          </table:table-cell>
          <table:table-cell table:number-columns-repeated="3" office:value-type="string">
            <text:p>25 °C</text:p>
          </table:table-cell>
          <table:table-cell office:value-type="string">
            <text:p>3 NIGHT</text:p>
          </table:table-cell>
          <table:table-cell office:value-type="string">
            <text:p>No faults</text:p>
          </table:table-cell>
          <table:table-cell office:value-type="string">
            <text:p>12.67 V</text:p>
          </table:table-cell>
          <table:table-cell office:value-type="string">
            <text:p>0.00 V</text:p>
          </table:table-cell>
          <table:table-cell table:number-columns-repeated="2" office:value-type="string">
            <text:p>0.00 Ah</text:p>
          </table:table-cell>
          <table:table-cell office:value-type="string">
            <text:p>0.00 kWh</text:p>
          </table:table-cell>
          <table:table-cell office:value-type="string">
            <text:p>1 LOAD_ON</text:p>
          </table:table-cell>
          <table:table-cell office:value-type="string">
            <text:p>No faults</text:p>
          </table:table-cell>
          <table:table-cell office:value-type="string">
            <text:p>11.50 V</text:p>
          </table:table-cell>
          <table:table-cell table:number-columns-repeated="2" office:value-type="string">
            <text:p>0.00 Ah</text:p>
          </table:table-cell>
          <table:table-cell office:value-type="string">
            <text:p>49 h</text:p>
          </table:table-cell>
          <table:table-cell office:value-type="string">
            <text:p>RTS open:</text:p>
          </table:table-cell>
          <table:table-cell office:value-type="string">
            <text:p>Switch 1 OFF - Battery Type: Sealed or Flooded</text:p>
          </table:table-cell>
          <table:table-cell office:value-type="string">
            <text:p>Switch 2 OFF - LVD = 11.50 V LVR = 12.60 V</text:p>
          </table:table-cell>
          <table:table-cell office:value-type="string">
            <text:p>Switch 3 ON - Auto-Equalize On</text:p>
          </table:table-cell>
          <table:table-cell office:value-type="string">
            <text:p>Switch 4 ON - MODBUS Protocol</text:p>
          </table:table-cell>
          <table:table-cell office:value-type="string">
            <text:p>8 YELLOW_LED</text:p>
          </table:table-cell>
          <table:table-cell office:value-type="string">
            <text:p>0.00 W</text:p>
          </table:table-cell>
          <table:table-cell office:value-type="string">
            <text:p>0.00 V</text:p>
          </table:table-cell>
          <table:table-cell office:value-type="string">
            <text:p>0.00 W</text:p>
          </table:table-cell>
          <table:table-cell office:value-type="string">
            <text:p>0.00 V</text:p>
          </table:table-cell>
          <table:table-cell office:value-type="string">
            <text:p>12.67 V</text:p>
          </table:table-cell>
          <table:table-cell office:value-type="string">
            <text:p>12.68 V</text:p>
          </table:table-cell>
          <table:table-cell table:number-columns-repeated="2" office:value-type="string">
            <text:p>0.00 Ah</text:p>
          </table:table-cell>
          <table:table-cell table:number-columns-repeated="2" office:value-type="string">
            <text:p>No faults</text:p>
          </table:table-cell>
          <table:table-cell office:value-type="string">
            <text:p>RTS open:</text:p>
          </table:table-cell>
          <table:table-cell office:value-type="string">
            <text:p>10.62 V</text:p>
          </table:table-cell>
          <table:table-cell office:value-type="string">
            <text:p>25.29 V</text:p>
          </table:table-cell>
        </table:table-row>
        <table:table-row table:style-name="ro1">
          <table:table-cell office:value-type="float" office:value="1308520795">
            <text:p>1308520795</text:p>
          </table:table-cell>
          <table:table-cell office:value-type="string">
            <text:p>12.67 V</text:p>
          </table:table-cell>
          <table:table-cell office:value-type="string">
            <text:p>0.00 V</text:p>
          </table:table-cell>
          <table:table-cell office:value-type="string">
            <text:p>12.65 V</text:p>
          </table:table-cell>
          <table:table-cell table:number-columns-repeated="2" office:value-type="string">
            <text:p>0.00 A</text:p>
          </table:table-cell>
          <table:table-cell office:value-type="string">
            <text:p>24 °C</text:p>
          </table:table-cell>
          <table:table-cell table:number-columns-repeated="3" office:value-type="string">
            <text:p>25 °C</text:p>
          </table:table-cell>
          <table:table-cell office:value-type="string">
            <text:p>3 NIGHT</text:p>
          </table:table-cell>
          <table:table-cell office:value-type="string">
            <text:p>No faults</text:p>
          </table:table-cell>
          <table:table-cell office:value-type="string">
            <text:p>12.67 V</text:p>
          </table:table-cell>
          <table:table-cell office:value-type="string">
            <text:p>0.00 V</text:p>
          </table:table-cell>
          <table:table-cell table:number-columns-repeated="2" office:value-type="string">
            <text:p>0.00 Ah</text:p>
          </table:table-cell>
          <table:table-cell office:value-type="string">
            <text:p>0.00 kWh</text:p>
          </table:table-cell>
          <table:table-cell office:value-type="string">
            <text:p>1 LOAD_ON</text:p>
          </table:table-cell>
          <table:table-cell office:value-type="string">
            <text:p>No faults</text:p>
          </table:table-cell>
          <table:table-cell office:value-type="string">
            <text:p>11.50 V</text:p>
          </table:table-cell>
          <table:table-cell table:number-columns-repeated="2" office:value-type="string">
            <text:p>0.00 Ah</text:p>
          </table:table-cell>
          <table:table-cell office:value-type="string">
            <text:p>49 h</text:p>
          </table:table-cell>
          <table:table-cell office:value-type="string">
            <text:p>RTS open:</text:p>
          </table:table-cell>
          <table:table-cell office:value-type="string">
            <text:p>Switch 1 OFF - Battery Type: Sealed or Flooded</text:p>
          </table:table-cell>
          <table:table-cell office:value-type="string">
            <text:p>Switch 2 OFF - LVD = 11.50 V LVR = 12.60 V</text:p>
          </table:table-cell>
          <table:table-cell office:value-type="string">
            <text:p>Switch 3 ON - Auto-Equalize On</text:p>
          </table:table-cell>
          <table:table-cell office:value-type="string">
            <text:p>Switch 4 ON - MODBUS Protocol</text:p>
          </table:table-cell>
          <table:table-cell office:value-type="string">
            <text:p>8 YELLOW_LED</text:p>
          </table:table-cell>
          <table:table-cell office:value-type="string">
            <text:p>0.00 W</text:p>
          </table:table-cell>
          <table:table-cell office:value-type="string">
            <text:p>0.00 V</text:p>
          </table:table-cell>
          <table:table-cell office:value-type="string">
            <text:p>0.00 W</text:p>
          </table:table-cell>
          <table:table-cell office:value-type="string">
            <text:p>0.00 V</text:p>
          </table:table-cell>
          <table:table-cell office:value-type="string">
            <text:p>12.67 V</text:p>
          </table:table-cell>
          <table:table-cell office:value-type="string">
            <text:p>12.68 V</text:p>
          </table:table-cell>
          <table:table-cell table:number-columns-repeated="2" office:value-type="string">
            <text:p>0.00 Ah</text:p>
          </table:table-cell>
          <table:table-cell table:number-columns-repeated="2" office:value-type="string">
            <text:p>No faults</text:p>
          </table:table-cell>
          <table:table-cell office:value-type="string">
            <text:p>RTS open:</text:p>
          </table:table-cell>
          <table:table-cell office:value-type="string">
            <text:p>10.62 V</text:p>
          </table:table-cell>
          <table:table-cell office:value-type="string">
            <text:p>25.29 V</text:p>
          </table:table-cell>
        </table:table-row>
        <table:table-row table:style-name="ro1">
          <table:table-cell office:value-type="float" office:value="1308520800">
            <text:p>1308520800</text:p>
          </table:table-cell>
          <table:table-cell office:value-type="string">
            <text:p>12.67 V</text:p>
          </table:table-cell>
          <table:table-cell office:value-type="string">
            <text:p>0.00 V</text:p>
          </table:table-cell>
          <table:table-cell office:value-type="string">
            <text:p>12.65 V</text:p>
          </table:table-cell>
          <table:table-cell table:number-columns-repeated="2" office:value-type="string">
            <text:p>0.00 A</text:p>
          </table:table-cell>
          <table:table-cell office:value-type="string">
            <text:p>24 °C</text:p>
          </table:table-cell>
          <table:table-cell table:number-columns-repeated="3" office:value-type="string">
            <text:p>25 °C</text:p>
          </table:table-cell>
          <table:table-cell office:value-type="string">
            <text:p>3 NIGHT</text:p>
          </table:table-cell>
          <table:table-cell office:value-type="string">
            <text:p>No faults</text:p>
          </table:table-cell>
          <table:table-cell office:value-type="string">
            <text:p>12.67 V</text:p>
          </table:table-cell>
          <table:table-cell office:value-type="string">
            <text:p>0.00 V</text:p>
          </table:table-cell>
          <table:table-cell table:number-columns-repeated="2" office:value-type="string">
            <text:p>0.00 Ah</text:p>
          </table:table-cell>
          <table:table-cell office:value-type="string">
            <text:p>0.00 kWh</text:p>
          </table:table-cell>
          <table:table-cell office:value-type="string">
            <text:p>1 LOAD_ON</text:p>
          </table:table-cell>
          <table:table-cell office:value-type="string">
            <text:p>No faults</text:p>
          </table:table-cell>
          <table:table-cell office:value-type="string">
            <text:p>11.50 V</text:p>
          </table:table-cell>
          <table:table-cell table:number-columns-repeated="2" office:value-type="string">
            <text:p>0.00 Ah</text:p>
          </table:table-cell>
          <table:table-cell office:value-type="string">
            <text:p>49 h</text:p>
          </table:table-cell>
          <table:table-cell office:value-type="string">
            <text:p>RTS open:</text:p>
          </table:table-cell>
          <table:table-cell office:value-type="string">
            <text:p>Switch 1 OFF - Battery Type: Sealed or Flooded</text:p>
          </table:table-cell>
          <table:table-cell office:value-type="string">
            <text:p>Switch 2 OFF - LVD = 11.50 V LVR = 12.60 V</text:p>
          </table:table-cell>
          <table:table-cell office:value-type="string">
            <text:p>Switch 3 ON - Auto-Equalize On</text:p>
          </table:table-cell>
          <table:table-cell office:value-type="string">
            <text:p>Switch 4 ON - MODBUS Protocol</text:p>
          </table:table-cell>
          <table:table-cell office:value-type="string">
            <text:p>8 YELLOW_LED</text:p>
          </table:table-cell>
          <table:table-cell office:value-type="string">
            <text:p>0.00 W</text:p>
          </table:table-cell>
          <table:table-cell office:value-type="string">
            <text:p>0.00 V</text:p>
          </table:table-cell>
          <table:table-cell office:value-type="string">
            <text:p>0.00 W</text:p>
          </table:table-cell>
          <table:table-cell office:value-type="string">
            <text:p>0.00 V</text:p>
          </table:table-cell>
          <table:table-cell office:value-type="string">
            <text:p>12.67 V</text:p>
          </table:table-cell>
          <table:table-cell office:value-type="string">
            <text:p>12.68 V</text:p>
          </table:table-cell>
          <table:table-cell table:number-columns-repeated="2" office:value-type="string">
            <text:p>0.00 Ah</text:p>
          </table:table-cell>
          <table:table-cell table:number-columns-repeated="2" office:value-type="string">
            <text:p>No faults</text:p>
          </table:table-cell>
          <table:table-cell office:value-type="string">
            <text:p>RTS open:</text:p>
          </table:table-cell>
          <table:table-cell office:value-type="string">
            <text:p>10.62 V</text:p>
          </table:table-cell>
          <table:table-cell office:value-type="string">
            <text:p>25.29 V</text:p>
          </table:table-cell>
        </table:table-row>
        <table:table-row table:style-name="ro1">
          <table:table-cell office:value-type="float" office:value="1308520805">
            <text:p>1308520805</text:p>
          </table:table-cell>
          <table:table-cell office:value-type="string">
            <text:p>12.67 V</text:p>
          </table:table-cell>
          <table:table-cell office:value-type="string">
            <text:p>0.00 V</text:p>
          </table:table-cell>
          <table:table-cell office:value-type="string">
            <text:p>12.65 V</text:p>
          </table:table-cell>
          <table:table-cell table:number-columns-repeated="2" office:value-type="string">
            <text:p>0.00 A</text:p>
          </table:table-cell>
          <table:table-cell office:value-type="string">
            <text:p>24 °C</text:p>
          </table:table-cell>
          <table:table-cell table:number-columns-repeated="3" office:value-type="string">
            <text:p>25 °C</text:p>
          </table:table-cell>
          <table:table-cell office:value-type="string">
            <text:p>3 NIGHT</text:p>
          </table:table-cell>
          <table:table-cell office:value-type="string">
            <text:p>No faults</text:p>
          </table:table-cell>
          <table:table-cell office:value-type="string">
            <text:p>12.67 V</text:p>
          </table:table-cell>
          <table:table-cell office:value-type="string">
            <text:p>0.00 V</text:p>
          </table:table-cell>
          <table:table-cell table:number-columns-repeated="2" office:value-type="string">
            <text:p>0.00 Ah</text:p>
          </table:table-cell>
          <table:table-cell office:value-type="string">
            <text:p>0.00 kWh</text:p>
          </table:table-cell>
          <table:table-cell office:value-type="string">
            <text:p>1 LOAD_ON</text:p>
          </table:table-cell>
          <table:table-cell office:value-type="string">
            <text:p>No faults</text:p>
          </table:table-cell>
          <table:table-cell office:value-type="string">
            <text:p>11.50 V</text:p>
          </table:table-cell>
          <table:table-cell table:number-columns-repeated="2" office:value-type="string">
            <text:p>0.00 Ah</text:p>
          </table:table-cell>
          <table:table-cell office:value-type="string">
            <text:p>49 h</text:p>
          </table:table-cell>
          <table:table-cell office:value-type="string">
            <text:p>RTS open:</text:p>
          </table:table-cell>
          <table:table-cell office:value-type="string">
            <text:p>Switch 1 OFF - Battery Type: Sealed or Flooded</text:p>
          </table:table-cell>
          <table:table-cell office:value-type="string">
            <text:p>Switch 2 OFF - LVD = 11.50 V LVR = 12.60 V</text:p>
          </table:table-cell>
          <table:table-cell office:value-type="string">
            <text:p>Switch 3 ON - Auto-Equalize On</text:p>
          </table:table-cell>
          <table:table-cell office:value-type="string">
            <text:p>Switch 4 ON - MODBUS Protocol</text:p>
          </table:table-cell>
          <table:table-cell office:value-type="string">
            <text:p>8 YELLOW_LED</text:p>
          </table:table-cell>
          <table:table-cell office:value-type="string">
            <text:p>0.00 W</text:p>
          </table:table-cell>
          <table:table-cell office:value-type="string">
            <text:p>0.00 V</text:p>
          </table:table-cell>
          <table:table-cell office:value-type="string">
            <text:p>0.00 W</text:p>
          </table:table-cell>
          <table:table-cell office:value-type="string">
            <text:p>0.00 V</text:p>
          </table:table-cell>
          <table:table-cell office:value-type="string">
            <text:p>12.67 V</text:p>
          </table:table-cell>
          <table:table-cell office:value-type="string">
            <text:p>12.68 V</text:p>
          </table:table-cell>
          <table:table-cell table:number-columns-repeated="2" office:value-type="string">
            <text:p>0.00 Ah</text:p>
          </table:table-cell>
          <table:table-cell table:number-columns-repeated="2" office:value-type="string">
            <text:p>No faults</text:p>
          </table:table-cell>
          <table:table-cell office:value-type="string">
            <text:p>RTS open:</text:p>
          </table:table-cell>
          <table:table-cell office:value-type="string">
            <text:p>10.62 V</text:p>
          </table:table-cell>
          <table:table-cell office:value-type="string">
            <text:p>25.29 V</text:p>
          </table:table-cell>
        </table:table-row>
        <table:table-row table:style-name="ro1">
          <table:table-cell office:value-type="float" office:value="1308520810">
            <text:p>1308520810</text:p>
          </table:table-cell>
          <table:table-cell office:value-type="string">
            <text:p>12.67 V</text:p>
          </table:table-cell>
          <table:table-cell office:value-type="string">
            <text:p>0.00 V</text:p>
          </table:table-cell>
          <table:table-cell office:value-type="string">
            <text:p>12.65 V</text:p>
          </table:table-cell>
          <table:table-cell table:number-columns-repeated="2" office:value-type="string">
            <text:p>0.00 A</text:p>
          </table:table-cell>
          <table:table-cell office:value-type="string">
            <text:p>24 °C</text:p>
          </table:table-cell>
          <table:table-cell table:number-columns-repeated="3" office:value-type="string">
            <text:p>25 °C</text:p>
          </table:table-cell>
          <table:table-cell office:value-type="string">
            <text:p>3 NIGHT</text:p>
          </table:table-cell>
          <table:table-cell office:value-type="string">
            <text:p>No faults</text:p>
          </table:table-cell>
          <table:table-cell office:value-type="string">
            <text:p>12.67 V</text:p>
          </table:table-cell>
          <table:table-cell office:value-type="string">
            <text:p>0.00 V</text:p>
          </table:table-cell>
          <table:table-cell table:number-columns-repeated="2" office:value-type="string">
            <text:p>0.00 Ah</text:p>
          </table:table-cell>
          <table:table-cell office:value-type="string">
            <text:p>0.00 kWh</text:p>
          </table:table-cell>
          <table:table-cell office:value-type="string">
            <text:p>1 LOAD_ON</text:p>
          </table:table-cell>
          <table:table-cell office:value-type="string">
            <text:p>No faults</text:p>
          </table:table-cell>
          <table:table-cell office:value-type="string">
            <text:p>11.50 V</text:p>
          </table:table-cell>
          <table:table-cell table:number-columns-repeated="2" office:value-type="string">
            <text:p>0.00 Ah</text:p>
          </table:table-cell>
          <table:table-cell office:value-type="string">
            <text:p>49 h</text:p>
          </table:table-cell>
          <table:table-cell office:value-type="string">
            <text:p>RTS open:</text:p>
          </table:table-cell>
          <table:table-cell office:value-type="string">
            <text:p>Switch 1 OFF - Battery Type: Sealed or Flooded</text:p>
          </table:table-cell>
          <table:table-cell office:value-type="string">
            <text:p>Switch 2 OFF - LVD = 11.50 V LVR = 12.60 V</text:p>
          </table:table-cell>
          <table:table-cell office:value-type="string">
            <text:p>Switch 3 ON - Auto-Equalize On</text:p>
          </table:table-cell>
          <table:table-cell office:value-type="string">
            <text:p>Switch 4 ON - MODBUS Protocol</text:p>
          </table:table-cell>
          <table:table-cell office:value-type="string">
            <text:p>8 YELLOW_LED</text:p>
          </table:table-cell>
          <table:table-cell office:value-type="string">
            <text:p>0.00 W</text:p>
          </table:table-cell>
          <table:table-cell office:value-type="string">
            <text:p>0.00 V</text:p>
          </table:table-cell>
          <table:table-cell office:value-type="string">
            <text:p>0.00 W</text:p>
          </table:table-cell>
          <table:table-cell office:value-type="string">
            <text:p>0.00 V</text:p>
          </table:table-cell>
          <table:table-cell office:value-type="string">
            <text:p>12.67 V</text:p>
          </table:table-cell>
          <table:table-cell office:value-type="string">
            <text:p>12.68 V</text:p>
          </table:table-cell>
          <table:table-cell table:number-columns-repeated="2" office:value-type="string">
            <text:p>0.00 Ah</text:p>
          </table:table-cell>
          <table:table-cell table:number-columns-repeated="2" office:value-type="string">
            <text:p>No faults</text:p>
          </table:table-cell>
          <table:table-cell office:value-type="string">
            <text:p>RTS open:</text:p>
          </table:table-cell>
          <table:table-cell office:value-type="string">
            <text:p>10.62 V</text:p>
          </table:table-cell>
          <table:table-cell office:value-type="string">
            <text:p>25.29 V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9">06/19/2011</text:date>, <text:time>19:0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liam Schaub</meta:initial-creator>
    <meta:creation-date>2011-06-19T15:51:26</meta:creation-date>
    <dc:date>2011-06-19T19:08:50</dc:date>
    <dc:creator>William Schaub</dc:creator>
    <meta:editing-duration>PT3H16M41S</meta:editing-duration>
    <meta:editing-cycles>9</meta:editing-cycles>
    <meta:generator>LibreOffice/3.3$Unix LibreOffice_project/330m19$Build-202</meta:generator>
    <meta:document-statistic meta:table-count="3" meta:cell-count="910" meta:object-count="0"/>
  </office:meta>
</office:document-meta>
</file>